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56cm" fo:min-width="3.30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2cm" fo:min-width="3.27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top" draw:auto-grow-height="false" fo:min-height="7.75cm" fo:min-width="17.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1.10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1.074cm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5cm" fo:min-width="3.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3.466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Concave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="none"/>
      <style:paragraph-properties fo:text-align="center"/>
      <style:text-properties fo:font-size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cm" svg:height="2cm" svg:x="12.5cm" svg:y="8.5cm">
          <text:p text:style-name="P1"><text:span text:style-name="T1">Main 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6.5cm" svg:y="8.5cm">
          <text:p text:style-name="P1"><text:span text:style-name="T1">Panel Thread</text:span></text:p>
          <text:p text:style-name="P1"><text:span text:style-name="T2">PORT 35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2cm" svg:x="18.5cm" svg:y="8.5cm">
          <text:p text:style-name="P1"><text:span text:style-name="T1">Tablo Thread</text:span></text:p>
          <text:p text:style-name="P1"><text:span text:style-name="T2">PORT 35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2cm" svg:x="12.5cm" svg:y="4.5cm">
          <text:p text:style-name="P3">VPI Thread</text:p>
          <text:p text:style-name="P3"><text:span text:style-name="T2">PORT 35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8cm" svg:height="8cm" svg:x="5.5cm" svg:y="3.5cm">
          <text:p text:style-name="P5">ВПО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0.5cm" svg:x="10.5cm" svg:y="9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2cm" svg:height="0.5cm" svg:x="16.5cm" svg:y="9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2cm" svg:height="0.5cm" draw:transform="rotate (1.5707963267949) translate (14.25cm 8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layout" svg:width="4cm" svg:height="2cm" svg:x="0.5cm" svg:y="8.5cm">
          <text:p text:style-name="P7">Панель</text:p>
          <text:p text:style-name="P7"><text:span text:style-name="T2">PORT 350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2cm" svg:x="24.5cm" svg:y="8.5cm">
          <text:p text:style-name="P7">Табло</text:p>
          <text:p text:style-name="P7"><text:span text:style-name="T2">PORT 3505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2cm" svg:x="12.5cm" svg:y="0.5cm">
          <text:p text:style-name="P7">ВПИ</text:p>
          <text:p text:style-name="P7"><text:span text:style-name="T2">PORT 3503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5cm" svg:y1="9cm" svg:x2="6.5cm" svg:y2="9cm">
          <text:p/>
        </draw:line>
        <draw:line draw:style-name="gr8" draw:text-style-name="P4" draw:layer="layout" svg:x1="6.5cm" svg:y1="10cm" svg:x2="4.5cm" svg:y2="10cm">
          <text:p/>
        </draw:line>
        <draw:line draw:style-name="gr8" draw:text-style-name="P4" draw:layer="layout" svg:x1="22.5cm" svg:y1="9cm" svg:x2="24.5cm" svg:y2="9cm">
          <text:p/>
        </draw:line>
        <draw:line draw:style-name="gr8" draw:text-style-name="P4" draw:layer="layout" svg:x1="24.5cm" svg:y1="10cm" svg:x2="22.5cm" svg:y2="10cm">
          <text:p/>
        </draw:line>
        <draw:line draw:style-name="gr8" draw:text-style-name="P4" draw:layer="layout" svg:x1="13.5cm" svg:y1="4.5cm" svg:x2="13.5cm" svg:y2="2.5cm">
          <text:p/>
        </draw:line>
        <draw:line draw:style-name="gr8" draw:text-style-name="P4" draw:layer="layout" svg:x1="15.5cm" svg:y1="2.5cm" svg:x2="15.5cm" svg:y2="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8T10:08:06.935476414</meta:creation-date>
    <dc:date>2022-05-08T10:27:56.257933526</dc:date>
    <meta:editing-duration>PT19M48S</meta:editing-duration>
    <meta:editing-cycles>5</meta:editing-cycles>
    <meta:generator>LibreOffice/7.0.4.2$Linux_X86_64 LibreOffice_project/00$Build-2</meta:generator>
    <meta:document-statistic meta:object-count="17"/>
  </office:meta>
</office:document-meta>
</file>